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oa1" style:family="table">
      <style:table-properties style:width="17.013cm" fo:margin-left="0cm" table:align="left"/>
    </style:style>
    <style:style style:name="Táboa1.A" style:family="table-column">
      <style:table-column-properties style:column-width="4.392cm"/>
    </style:style>
    <style:style style:name="Táboa1.B" style:family="table-column">
      <style:table-column-properties style:column-width="12.621cm"/>
    </style:style>
    <style:style style:name="Táboa1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oa1.B1" style:family="table-cell">
      <style:table-cell-properties fo:padding="0.097cm" fo:border="0.05pt solid #000000"/>
    </style:style>
    <style:style style:name="Táboa1.A2" style:family="table-cell">
      <style:table-cell-properties fo:padding="0.097cm" fo:border-left="0.05pt solid #000000" fo:border-right="none" fo:border-top="none" fo:border-bottom="0.05pt solid #000000"/>
    </style:style>
    <style:style style:name="Tábo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style:font-name="Arial"/>
    </style:style>
    <style:style style:name="P2" style:family="paragraph" style:parent-style-name="Standard">
      <style:paragraph-properties fo:line-height="150%"/>
      <style:text-properties style:font-name="Arial" officeooo:rsid="0012b295" officeooo:paragraph-rsid="0012b295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officeooo:rsid="001a3c24" officeooo:paragraph-rsid="001a3c24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style:text-underline-style="solid" style:text-underline-width="auto" style:text-underline-color="font-color" officeooo:rsid="001bef3a" officeooo:paragraph-rsid="001bef3a"/>
    </style:style>
    <style:style style:name="P5" style:family="paragraph" style:parent-style-name="n5">
      <style:paragraph-properties fo:margin-left="0cm" fo:margin-right="0cm" fo:text-indent="0cm" style:auto-text-indent="false"/>
      <style:text-properties style:font-name="Arial" officeooo:rsid="000b0623" officeooo:paragraph-rsid="0011ec4a"/>
    </style:style>
    <style:style style:name="P6" style:family="paragraph" style:parent-style-name="Table_20_Contents">
      <style:paragraph-properties fo:text-align="justify" style:justify-single-word="false"/>
      <style:text-properties style:font-name="Arial"/>
    </style:style>
    <style:style style:name="P7" style:family="paragraph" style:parent-style-name="Table_20_Contents">
      <style:paragraph-properties fo:text-align="justify" style:justify-single-word="false"/>
      <style:text-properties style:font-name="Arial" officeooo:rsid="001bef3a" officeooo:paragraph-rsid="001bef3a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weight="bold" officeooo:rsid="001bef3a" officeooo:paragraph-rsid="001bef3a" style:font-weight-asian="bold" style:font-weight-complex="bold"/>
    </style:style>
    <style:style style:name="P9" style:family="paragraph" style:parent-style-name="Standard" style:list-style-name="L1">
      <style:paragraph-properties fo:line-height="150%"/>
      <style:text-properties style:font-name="Arial" officeooo:rsid="0012b295" officeooo:paragraph-rsid="0012b295"/>
    </style:style>
    <style:style style:name="P10" style:family="paragraph" style:parent-style-name="Standard" style:list-style-name="L2">
      <style:paragraph-properties fo:line-height="150%" fo:text-align="justify" style:justify-single-word="false"/>
      <style:text-properties style:font-name="Arial" officeooo:rsid="0015a465" officeooo:paragraph-rsid="0015a465"/>
    </style:style>
    <style:style style:name="P11" style:family="paragraph" style:parent-style-name="Standard" style:list-style-name="L2">
      <style:paragraph-properties fo:line-height="150%" fo:text-align="justify" style:justify-single-word="false"/>
      <style:text-properties style:font-name="Arial" officeooo:rsid="00184077" officeooo:paragraph-rsid="00184077"/>
    </style:style>
    <style:style style:name="P12" style:family="paragraph" style:parent-style-name="Standard" style:list-style-name="L2">
      <style:paragraph-properties fo:line-height="150%" fo:text-align="justify" style:justify-single-word="false"/>
      <style:text-properties style:font-name="Arial" officeooo:rsid="001b7e2b" officeooo:paragraph-rsid="001b7e2b"/>
    </style:style>
    <style:style style:name="P13" style:family="paragraph" style:parent-style-name="Standard" style:list-style-name="L2">
      <style:paragraph-properties fo:line-height="150%" fo:text-align="justify" style:justify-single-word="false"/>
      <style:text-properties style:font-name="Arial" officeooo:rsid="0016d4d6" officeooo:paragraph-rsid="0016d4d6"/>
    </style:style>
    <style:style style:name="P14" style:family="paragraph" style:parent-style-name="Standard" style:list-style-name="L2">
      <style:paragraph-properties fo:line-height="150%" fo:text-align="justify" style:justify-single-word="false"/>
      <style:text-properties style:font-name="Arial" officeooo:rsid="0016835f" officeooo:paragraph-rsid="0016835f"/>
    </style:style>
    <style:style style:name="P15" style:family="paragraph" style:parent-style-name="Standard" style:list-style-name="L2">
      <style:paragraph-properties fo:line-height="150%" fo:text-align="justify" style:justify-single-word="false"/>
      <style:text-properties style:font-name="Arial" officeooo:rsid="001a3c24" officeooo:paragraph-rsid="001a3c24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officeooo:rsid="001a3c24" officeooo:paragraph-rsid="001a3c24"/>
    </style:style>
    <style:style style:name="P17" style:family="paragraph" style:parent-style-name="Standard" style:list-style-name="L2">
      <style:paragraph-properties fo:line-height="150%" fo:text-align="justify" style:justify-single-word="false"/>
      <style:text-properties style:font-name="Arial" officeooo:rsid="0018e54c" officeooo:paragraph-rsid="0018e54c"/>
    </style:style>
    <style:style style:name="T1" style:family="text">
      <style:text-properties officeooo:rsid="0011ec4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5a465"/>
    </style:style>
    <style:style style:name="T4" style:family="text">
      <style:text-properties style:text-underline-style="none"/>
    </style:style>
    <style:style style:name="T5" style:family="text">
      <style:text-properties officeooo:rsid="0015a465"/>
    </style:style>
    <style:style style:name="T6" style:family="text">
      <style:text-properties officeooo:rsid="00191f53"/>
    </style:style>
    <style:style style:name="T7" style:family="text">
      <style:text-properties officeooo:rsid="001bef3a"/>
    </style:style>
    <style:style style:name="T8" style:family="text">
      <style:text-properties officeooo:rsid="001db8e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AREFA UNIDADE DIDÁCTICA <text:span text:style-name="T8">3</text:span></text:p>
      <text:p text:style-name="P1"/>
      <text:p text:style-name="P2">Relaciona nunha táboa os seguintes riscos coa súa medida preventiva <text:span text:style-name="T7">nun entorno de traballo de Informática e Comunicacións</text:span>:</text:p>
      <text:p text:style-name="P2"><text:tab/><text:span text:style-name="T2">Riscos</text:span><text:span text:style-name="T4">:</text:span></text:p>
      <text:list xml:id="list1003764652" text:style-name="L1">
        <text:list-item>
          <text:p text:style-name="P9">Golpes contra obxectos</text:p>
        </text:list-item>
        <text:list-item>
          <text:p text:style-name="P9">Confort acústico</text:p>
        </text:list-item>
        <text:list-item>
          <text:p text:style-name="P9">Manexo manual de cargas</text:p>
        </text:list-item>
        <text:list-item>
          <text:p text:style-name="P9">Contacto eléctrico</text:p>
        </text:list-item>
        <text:list-item>
          <text:p text:style-name="P9">Fatiga visual</text:p>
        </text:list-item>
        <text:list-item>
          <text:p text:style-name="P9">Golpes e/ou cortes con ferramentas</text:p>
        </text:list-item>
        <text:list-item>
          <text:p text:style-name="P9">Caídas ao mesmo nivel</text:p>
        </text:list-item>
        <text:list-item>
          <text:p text:style-name="P9">Trastornos músculo-esqueléticos</text:p>
        </text:list-item>
        <text:list-item>
          <text:p text:style-name="P9">Esmagamento por envorco de material de oficina</text:p>
        </text:list-item>
        <text:list-item>
          <text:p text:style-name="P9">Incendios</text:p>
        </text:list-item>
        <text:list-item>
          <text:p text:style-name="P9">Factores psicosociais</text:p>
        </text:list-item>
        <text:list-item>
          <text:p text:style-name="P9">Caídas a distinto nivel</text:p>
        </text:list-item>
        <text:list-item>
          <text:p text:style-name="P9">Confort térmico</text:p>
        </text:list-item>
      </text:list>
      <text:p text:style-name="P2"/>
      <text:p text:style-name="P2"><text:tab/><text:span text:style-name="T3">Medidas preventivas</text:span><text:span text:style-name="T5">:</text:span></text:p>
      <text:list xml:id="list612863131" text:style-name="L2">
        <text:list-item>
          <text:p text:style-name="P10">Manter despexados de obxectos os corredores e as zonas de paso</text:p>
        </text:list-item>
        <text:list-item>
          <text:p text:style-name="P11">A instalación eléctrica disporá de protección magneto-térmica, diferencial e toma de terra.</text:p>
        </text:list-item>
        <text:list-item>
          <text:p text:style-name="P11">Mantemento periódico de extintores e demais equipos contra incendios.</text:p>
        </text:list-item>
        <text:list-item>
          <text:p text:style-name="P11">Instalaranse se é necesario sistemas de aire acondicionado que manteñan a temperatura dos locais entre estes valores.</text:p>
        </text:list-item>
        <text:list-item>
          <text:p text:style-name="P10">O teclado será de cor claro e mate, cos caracteres en negro ben diferenciados. Expandido e con repouso para os pulsos.</text:p>
        </text:list-item>
        <text:list-item>
          <text:p text:style-name="P11">O ruído ambiental non debe superar os 50 db(A).</text:p>
        </text:list-item>
        <text:list-item>
          <text:p text:style-name="P11">Sinalizar as zonas de risco de incendio.</text:p>
        </text:list-item>
        <text:list-item>
          <text:p text:style-name="P12">Ás escaleiras de man debe subirse sempre con precaución, sempre de fronte a elas, tanto ao subir como ao baixar agarrándose coas dúas mans.</text:p>
        </text:list-item>
        <text:list-item>
          <text:p text:style-name="P10">Non empregar aparatos eléctricos coas mans húmidas.</text:p>
        </text:list-item>
        <text:list-item>
          <text:p text:style-name="P10">Comprar máquinas e ferramentas seguras, que teñan o marcado CE.</text:p>
        </text:list-item>
        <text:list-item>
          <text:p text:style-name="P13"><text:soft-page-break/>Intentarase que o traballador teña a máxima información sobre a totalidade do proceso no que está traballando.</text:p>
        </text:list-item>
        <text:list-item>
          <text:p text:style-name="P10">O espazo libre para as extremidades debe ser de 60cm.</text:p>
        </text:list-item>
        <text:list-item>
          <text:p text:style-name="P14">Facer pausas ou alternancia de tarefas para evitar a monotonía do traballo.</text:p>
        </text:list-item>
        <text:list-item>
          <text:p text:style-name="P14">Graduarase o brillo e o contraste mediante os mandos da pantalla.</text:p>
        </text:list-item>
        <text:list-item>
          <text:p text:style-name="P15">Concienciar aos traballadores do mantemento da orde e a limpeza dos seus postos de traballo.</text:p>
        </text:list-item>
        <text:list-item>
          <text:p text:style-name="P14">Instalar sistemas de detección e alarma.</text:p>
        </text:list-item>
        <text:list-item>
          <text:p text:style-name="P12">Débense canalizar tódolos cables de ordenadores e demais instalacións.</text:p>
        </text:list-item>
        <text:list-item>
          <text:p text:style-name="P17">1ª Fase: apoiar os pés firme<text:span text:style-name="T6">mente.</text:span> <text:s text:c="116"/></text:p>
        </text:list-item>
        <text:list-item>
          <text:p text:style-name="P11">Evitar sobrecargar os enchufes con ladróns.</text:p>
        </text:list-item>
        <text:list-item>
          <text:p text:style-name="P11">Gardar as ferramentas cortantes en fundas e/ou soportes axeitados.</text:p>
        </text:list-item>
        <text:list-item>
          <text:p text:style-name="P13">Marcar e sinalizar os obstáculos que non poidan ser eliminados.</text:p>
        </text:list-item>
        <text:list-item>
          <text:p text:style-name="P13">A temperatura dos locais manterase entre 17 e 27ºC, e a humidade relativa entre o 30 e o 70%.</text:p>
        </text:list-item>
        <text:list-item>
          <text:p text:style-name="P13">Planificar os diferentes traballos da xornada, tendo en conta unha parte para imprevistos.</text:p>
        </text:list-item>
        <text:list-item>
          <text:p text:style-name="P11">Existencia de extintores de incendios axeitados á clase de lume.</text:p>
        </text:list-item>
        <text:list-item>
          <text:p text:style-name="P11">En caso de avaría, comunicar os danos e a reparación será efectuada polo persoal especializado.</text:p>
        </text:list-item>
        <text:list-item>
          <text:p text:style-name="P13">A escaleira debe de estar aberta ao máximo segundo o elemento limitador de abertura (corda, cadea, etc.), ou apoiarase sobre a parede intentando que o ángulo de inclinación estea comprendido entre 70 e 75º.</text:p>
        </text:list-item>
        <text:list-item>
          <text:p text:style-name="P13">5ª Fase: manter a carga tan preto do corpo como sexa posible.</text:p>
        </text:list-item>
        <text:list-item>
          <text:p text:style-name="P13">Fixaranse a parede arquivadores e estantes.</text:p>
        </text:list-item>
        <text:list-item>
          <text:p text:style-name="P13">Regularanse os timbres dos teléfonos.</text:p>
        </text:list-item>
        <text:list-item>
          <text:p text:style-name="P11">Colocarase a pantalla de tal xeito que estean situadas paralelamente a ela as fontes de iluminación.</text:p>
        </text:list-item>
        <text:list-item>
          <text:p text:style-name="P11">Realizar plans de emerxencia e implantalos.</text:p>
        </text:list-item>
        <text:list-item>
          <text:p text:style-name="P15">Como regra xeral a pantalla debe estar a uns 40cm. e a parte superior da pantalla a altura dos ollos.</text:p>
        </text:list-item>
      </text:list>
      <text:p text:style-name="P3"/>
      <text:p text:style-name="P3"/>
      <text:p text:style-name="P3"/>
      <text:p text:style-name="P3"/>
      <text:p text:style-name="P4"><text:soft-page-break/>Exemplo táboa:</text:p>
      <text:p text:style-name="P3"/>
      <table:table table:name="Táboa1" table:style-name="Táboa1">
        <table:table-column table:style-name="Táboa1.A"/>
        <table:table-column table:style-name="Táboa1.B"/>
        <table:table-row>
          <table:table-cell table:style-name="Táboa1.A1" office:value-type="string">
            <text:p text:style-name="P8">RISCOS</text:p>
          </table:table-cell>
          <table:table-cell table:style-name="Táboa1.B1" office:value-type="string">
            <text:p text:style-name="P8">MEDIDAS PREVENTIVAS</text:p>
          </table:table-cell>
        </table:table-row>
        <table:table-row>
          <table:table-cell table:style-name="Táboa1.A2" office:value-type="string">
            <text:p text:style-name="P7">Risco a</text:p>
          </table:table-cell>
          <table:table-cell table:style-name="Táboa1.B2" office:value-type="string">
            <text:p text:style-name="P7">Medida preventiva risco a 1</text:p>
          </table:table-cell>
        </table:table-row>
        <table:table-row>
          <table:table-cell table:style-name="Táboa1.A2" office:value-type="string">
            <text:p text:style-name="P6"/>
          </table:table-cell>
          <table:table-cell table:style-name="Táboa1.B2" office:value-type="string">
            <text:p text:style-name="P7">Medida preventiva risco a 2</text:p>
          </table:table-cell>
        </table:table-row>
        <table:table-row>
          <table:table-cell table:style-name="Táboa1.A2" office:value-type="string">
            <text:p text:style-name="P6"/>
          </table:table-cell>
          <table:table-cell table:style-name="Táboa1.B2" office:value-type="string">
            <text:p text:style-name="P7">Medida preventiva risco a 3</text:p>
          </table:table-cell>
        </table:table-row>
        <table:table-row>
          <table:table-cell table:style-name="Táboa1.A2" office:value-type="string">
            <text:p text:style-name="P7">Risco b</text:p>
          </table:table-cell>
          <table:table-cell table:style-name="Táboa1.B2" office:value-type="string">
            <text:p text:style-name="P7">Medida preventiva risco b 1</text:p>
          </table:table-cell>
        </table:table-row>
        <table:table-row>
          <table:table-cell table:style-name="Táboa1.A2" office:value-type="string">
            <text:p text:style-name="P6"/>
          </table:table-cell>
          <table:table-cell table:style-name="Táboa1.B2" office:value-type="string">
            <text:p text:style-name="P7">Medida preventiva risco b 2</text:p>
          </table:table-cell>
        </table:table-row>
        <table:table-row>
          <table:table-cell table:style-name="Táboa1.A2" office:value-type="string">
            <text:p text:style-name="P7">Risco c</text:p>
          </table:table-cell>
          <table:table-cell table:style-name="Táboa1.B2" office:value-type="string">
            <text:p text:style-name="P7">Medida preventiva risco c 1</text:p>
          </table:table-cell>
        </table:table-row>
        <table:table-row>
          <table:table-cell table:style-name="Táboa1.A2" office:value-type="string">
            <text:p text:style-name="P6"/>
          </table:table-cell>
          <table:table-cell table:style-name="Táboa1.B2" office:value-type="string">
            <text:p text:style-name="P6"/>
          </table:table-cell>
        </table:table-row>
        <table:table-row>
          <table:table-cell table:style-name="Táboa1.A2" office:value-type="string">
            <text:p text:style-name="P6"/>
          </table:table-cell>
          <table:table-cell table:style-name="Táboa1.B2" office:value-type="string">
            <text:p text:style-name="P6"/>
          </table:table-cell>
        </table:table-row>
        <table:table-row>
          <table:table-cell table:style-name="Táboa1.A2" office:value-type="string">
            <text:p text:style-name="P6"/>
          </table:table-cell>
          <table:table-cell table:style-name="Táboa1.B2" office:value-type="string">
            <text:p text:style-name="P6"/>
          </table:table-cell>
        </table:table-row>
        <table:table-row>
          <table:table-cell table:style-name="Táboa1.A2" office:value-type="string">
            <text:p text:style-name="P6"/>
          </table:table-cell>
          <table:table-cell table:style-name="Táboa1.B2" office:value-type="string">
            <text:p text:style-name="P6"/>
          </table:table-cell>
        </table:table-row>
        <table:table-row>
          <table:table-cell table:style-name="Táboa1.A2" office:value-type="string">
            <text:p text:style-name="P6"/>
          </table:table-cell>
          <table:table-cell table:style-name="Táboa1.B2" office:value-type="string">
            <text:p text:style-name="P6"/>
          </table:table-cell>
        </table:table-row>
        <table:table-row>
          <table:table-cell table:style-name="Táboa1.A2" office:value-type="string">
            <text:p text:style-name="P6"/>
          </table:table-cell>
          <table:table-cell table:style-name="Táboa1.B2" office:value-type="string">
            <text:p text:style-name="P6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5" style:family="paragraph" style:next-style-name="tx1">
      <style:paragraph-properties fo:margin-left="1.6cm" fo:margin-right="0cm" fo:margin-top="0.529cm" fo:margin-bottom="0.423cm" loext:contextual-spacing="false" fo:orphans="2" fo:widows="2" fo:text-indent="0cm" style:auto-text-indent="false" fo:keep-with-next="always">
        <style:tab-stops>
          <style:tab-stop style:position="1.6cm"/>
        </style:tab-stops>
      </style:paragraph-properties>
      <style:text-properties fo:color="#3342b5" style:font-name="Arial" fo:font-family="Arial" style:font-family-generic="swiss" style:font-pitch="variable" fo:font-size="11pt" fo:language="gl" fo:country="ES" fo:font-weight="bold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tx1" style:family="paragraph">
      <style:paragraph-properties fo:margin-left="1.6cm" fo:margin-right="0cm" fo:margin-top="0.212cm" fo:margin-bottom="0.106cm" loext:contextual-spacing="false" fo:text-align="justify" style:justify-single-word="false" fo:orphans="2" fo:widows="2" fo:text-indent="0cm" style:auto-text-indent="false"/>
      <style:text-properties style:use-window-font-color="true" style:font-name="Times New Roman" fo:font-family="'Times New Roman'" style:font-family-generic="roman" style:font-pitch="variable" fo:font-size="12pt" fo:language="gl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7:17:53.932000000</meta:creation-date>
    <dc:date>2017-11-24T12:52:35.864000000</dc:date>
    <meta:editing-duration>PT36M2S</meta:editing-duration>
    <meta:editing-cycles>12</meta:editing-cycles>
    <meta:generator>LibreOffice/5.3.3.2$Windows_X86_64 LibreOffice_project/3d9a8b4b4e538a85e0782bd6c2d430bafe583448</meta:generator>
    <meta:document-statistic meta:table-count="1" meta:image-count="0" meta:object-count="0" meta:page-count="3" meta:paragraph-count="61" meta:word-count="545" meta:character-count="3295" meta:non-whitespace-character-count="2737"/>
  </office:meta>
</office:document-meta>
</file>